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normal" officeooo:rsid="00112c59" officeooo:paragraph-rsid="00112c5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25f1d" officeooo:paragraph-rsid="00125f1d" style:font-size-asian="12.25pt" style:font-weight-asian="normal" style:font-size-complex="14pt" style:font-weight-complex="normal"/>
    </style:style>
    <style:style style:name="T1" style:family="text">
      <style:text-properties officeooo:rsid="00125f1d"/>
    </style:style>
    <style:style style:name="T2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monsieur,</text:p>
      <text:p text:style-name="P1">Je vous écris concernant mon impossibilité d’utiliser la ruche avec Rmpi. Vous aviez dit effectuer des tests en fin de semaine il y a une semaine et je n’ai pas eu de nouvelle depuis. Je sais que vous avez eu beaucoup à faire récemment avec la maintenance/ redémarrage de Ruche <text:span text:style-name="T1">et je comprends totalement qu’obtenir une réponse (positive ou négative) prenne du temps. Je souhaite seulement m’assurer que le sujet n’a pas été clôt. Est-ce bien le cas?</text:span></text:p>
      <text:p text:style-name="P1">Je vous remercie pour l’aide que vous nous apportez à tous.</text:p>
      <text:p text:style-name="P1">Bien cordialement</text:p>
      <text:p text:style-name="P2">P.s: Si j’arrive faire fonctionner mon code, cela pourra profiter à tous les utilisateurs de R dans le laboratoire (don<text:span text:style-name="T2">t mes encadrants)</text:span></text:p>
      <text:p text:style-name="P1">Alexandre Selvestr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2:39:26.152958386</meta:creation-date>
    <meta:generator>LibreOffice/24.8.0.3$Linux_X86_64 LibreOffice_project/0bdf1299c94fe897b119f97f3c613e9dca6be583</meta:generator>
    <dc:date>2024-10-11T12:57:23.578969918</dc:date>
    <meta:editing-duration>PT15M20S</meta:editing-duration>
    <meta:editing-cycles>2</meta:editing-cycles>
    <meta:document-statistic meta:table-count="0" meta:image-count="0" meta:object-count="0" meta:page-count="1" meta:paragraph-count="6" meta:word-count="117" meta:character-count="699" meta:non-whitespace-character-count="588"/>
  </office:meta>
</office:document-meta>
</file>